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 may ask one more time...</text:p>
          </table:table-cell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 office:value-type="string">
            <text:p>You would like us to cooperate as subjects
of your Magic research?</text:p>
          </table:table-cell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 office:value-type="string">
            <text:p>And in return, you would provision us with
the completed Magic amplification drug.</text:p>
          </table:table-cell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 office:value-type="string">
            <text:p>Have I understood you correctly?</text:p>
          </table:table-cell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 office:value-type="string">
            <text:p>In fact, the medicine itself has been almost
completely purified, so...</text:p>
          </table:table-cell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 office:value-type="string">
            <text:p>All I have left to do is fine-tune it using a
real live demon's body!</text:p>
          </table:table-cell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mm? Pretty good for a human.</text:p>
          </table:table-cell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is it a deal?</text:p>
          </table:table-cell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f this Magic amplification drug is the
genuine article, it would prove to be
a splendid ace in the hole for bringing
the Djaelbaaj house down.)</text:p>
          </table:table-cell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 office:value-type="string">
            <text:p>(But if it should happen to be fake,
we need only burn this laboratory to the
ground along with everything in it.)</text:p>
          </table:table-cell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 office:value-type="string">
            <text:p>Very well. I shall play along!</text:p>
          </table:table-cell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I'll do whatever I can, at least.</text:p>
          </table:table-cell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n it's unanimous! Thank you〜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 office:value-type="string">
            <text:p>I know this is sudden, but let's move to
the experiment room! Follow me〜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